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cm" svg:height="1cm" svg:x="6cm" svg:y="5cm">
          <text:p text:style-name="P1"><text:span text:style-name="T1">Escribir “Introduzca un número</text:span></text:p>
          <text:p text:style-name="P1"><text:span text:style-name="T1">(negativo para terminar)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1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2cm" svg:x2="9.5cm" svg:y2="3cm">
          <text:p text:style-name="P4"/>
        </draw:line>
        <draw:line draw:style-name="gr2" draw:text-style-name="P3" draw:layer="layout" svg:x1="9.5cm" svg:y1="4cm" svg:x2="9.5cm" svg:y2="5cm">
          <text:p text:style-name="P4"/>
        </draw:line>
        <draw:line draw:style-name="gr2" draw:text-style-name="P3" draw:layer="layout" svg:x1="9.5cm" svg:y1="6cm" svg:x2="9.5cm" svg:y2="7cm">
          <text:p text:style-name="P4"/>
        </draw:line>
        <draw:custom-shape draw:style-name="gr1" draw:text-style-name="P2" draw:id="id1" draw:layer="layout" svg:width="2cm" svg:height="2cm" svg:x="8.5cm" svg:y="9cm">
          <text:p text:style-name="P1"><text:span text:style-name="T1">n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3" draw:layer="layout" svg:width="1cm" svg:height="1cm" svg:x="9cm" svg:y="12.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5cm" svg:height="1.5cm" svg:x="7cm" svg:y="19.583cm">
          <text:p text:style-name="P1"><text:span text:style-name="T1">Escribir “La media </text:span></text:p>
          <text:p text:style-name="P1"><text:span text:style-name="T1">es”, medi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8.5cm" svg:y1="9.999cm" svg:x2="6.749cm" svg:y2="11cm" draw:start-shape="id1" draw:start-glue-point="5" draw:end-shape="id2" draw:end-glue-point="4" svg:d="m8500 9999h-1751v1001">
          <text:p text:style-name="P4"/>
        </draw:connector>
        <draw:connector draw:style-name="gr2" draw:text-style-name="P3" draw:layer="layout" svg:x1="6.749cm" svg:y1="12cm" svg:x2="9cm" svg:y2="12.999cm" draw:start-shape="id2" draw:start-glue-point="6" draw:end-shape="id3" draw:end-glue-point="6" svg:d="m6749 12000v999h2251">
          <text:p text:style-name="P4"/>
        </draw:connector>
        <draw:custom-shape draw:style-name="gr1" draw:text-style-name="P2" draw:id="id7" draw:layer="layout" svg:width="4cm" svg:height="1cm" svg:x="7.5cm" svg:y="22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18.583cm" svg:x2="9.5cm" svg:y2="19.583cm">
          <text:p text:style-name="P4"/>
        </draw:line>
        <draw:custom-shape draw:style-name="gr1" draw:text-style-name="P2" draw:id="id2" draw:layer="layout" svg:width="3.5cm" svg:height="1cm" svg:x="5cm" svg:y="11cm">
          <text:p text:style-name="P1"><text:span text:style-name="T1">cont = cont +1</text:span></text:p>
          <text:p text:style-name="P1"><text:span text:style-name="T1">suma = suma +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1.499cm" svg:x1="10.5cm" svg:y1="9.999cm" svg:x2="10cm" svg:y2="12.999cm" draw:start-shape="id1" draw:start-glue-point="7" draw:end-shape="id3" draw:end-glue-point="10" svg:d="m10500 9999h2000v3000h-2500">
          <text:p text:style-name="P4"/>
        </draw:connector>
        <draw:frame draw:style-name="gr4" draw:text-style-name="P5" draw:layer="layout" svg:width="2.5cm" svg:height="0.75cm" svg:x="7.5cm" svg:y="9.2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9.25cm">
          <draw:text-box>
            <text:p text:style-name="P4"><text:span text:style-name="T1">no</text:span></text:p>
          </draw:text-box>
        </draw:frame>
        <draw:custom-shape draw:style-name="gr1" draw:text-style-name="P2" draw:id="id5" draw:layer="layout" svg:width="6cm" svg:height="1cm" svg:x="6.5cm" svg:y="7cm">
          <text:p text:style-name="P1"><text:span text:style-name="T1">Leer 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5cm" svg:y1="8cm" svg:x2="9.5cm" svg:y2="9cm">
          <text:p text:style-name="P4"/>
        </draw:line>
        <draw:custom-shape draw:style-name="gr1" draw:text-style-name="P2" draw:id="id4" draw:layer="layout" svg:width="2cm" svg:height="2cm" svg:x="8.5cm" svg:y="14.5cm">
          <text:p text:style-name="P1"><text:span text:style-name="T1">n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line-skew="-3.5cm 1cm" svg:x1="8.5cm" svg:y1="15.499cm" svg:x2="7.099cm" svg:y2="7.499cm" draw:start-shape="id4" draw:start-glue-point="5" draw:end-shape="id5" draw:end-glue-point="6" svg:d="m8500 15499h-6000v-7999h4599v-1">
          <text:p text:style-name="P4"/>
        </draw:connector>
        <draw:connector draw:style-name="gr2" draw:text-style-name="P3" draw:layer="layout" draw:line-skew="1.499cm" svg:x1="10.5cm" svg:y1="15.499cm" svg:x2="11.498cm" svg:y2="18.082cm" draw:start-shape="id4" draw:start-glue-point="7" draw:end-shape="id6" draw:end-glue-point="7" svg:d="m10500 15499h2999v2583h-2001">
          <text:p text:style-name="P4"/>
        </draw:connector>
        <draw:line draw:style-name="gr2" draw:text-style-name="P3" draw:layer="layout" svg:x1="9.5cm" svg:y1="13.5cm" svg:x2="9.5cm" svg:y2="14.5cm">
          <text:p text:style-name="P4"/>
        </draw:line>
        <draw:frame draw:style-name="gr4" draw:text-style-name="P5" draw:layer="layout" svg:width="2.5cm" svg:height="0.75cm" svg:x="7cm" svg:y="14.7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14.75cm">
          <draw:text-box>
            <text:p text:style-name="P4"><text:span text:style-name="T1">no</text:span></text:p>
          </draw:text-box>
        </draw:frame>
        <draw:custom-shape draw:style-name="gr1" draw:text-style-name="P2" draw:id="id6" draw:layer="layout" svg:width="4cm" svg:height="1cm" svg:x="7.5cm" svg:y="17.583cm">
          <text:p text:style-name="P1"><text:span text:style-name="T1">media = suma / co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s" svg:x1="9.5cm" svg:y1="21.083cm" svg:x2="9.499cm" svg:y2="22.5cm" draw:end-shape="id7" draw:end-glue-point="4" svg:d="m9500 21083v0l-1 917v500">
          <text:p text:style-name="P4"/>
        </draw:connector>
        <draw:custom-shape draw:style-name="gr1" draw:text-style-name="P2" draw:layer="layout" svg:width="4cm" svg:height="1cm" svg:x="7.5cm" svg:y="3cm">
          <text:p text:style-name="P1"><text:span text:style-name="T1">cont = 0</text:span></text:p>
          <text:p text:style-name="P1"><text:span text:style-name="T1">suma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8:14:08</dc:date>
    <meta:editing-cycles>6</meta:editing-cycles>
    <meta:editing-duration>PT24M22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7"/>
  </office:meta>
</office:document-meta>
</file>